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officeooo:rsid="0002955f" officeooo:paragraph-rsid="0002955f"/>
    </style:style>
    <style:style style:name="P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4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9a2e7"/>
    </style:style>
    <style:style style:name="P5" style:family="paragraph" style:parent-style-name="Standard" style:list-style-name="L2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6" style:family="paragraph" style:parent-style-name="Standard" style:list-style-name="L3">
      <style:paragraph-properties fo:line-height="150%" fo:text-align="start" style:justify-single-word="false"/>
      <style:text-properties style:font-name="Times New Roman" officeooo:rsid="0002955f" officeooo:paragraph-rsid="0002955f"/>
    </style:style>
    <style:style style:name="P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cbeab"/>
    </style:style>
    <style:style style:name="P9" style:family="paragraph" style:parent-style-name="Standard" style:list-style-name="L4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0" style:family="paragraph" style:parent-style-name="Standard" style:list-style-name="L5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1" style:family="paragraph" style:parent-style-name="Standard" style:list-style-name="L6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4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85c9f" officeooo:paragraph-rsid="00085c9f"/>
    </style:style>
    <style:style style:name="P1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a76c1"/>
    </style:style>
    <style:style style:name="P16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cbeab"/>
    </style:style>
    <style:style style:name="P1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cbeab" officeooo:paragraph-rsid="000cbeab"/>
    </style:style>
    <style:style style:name="P1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d068c" officeooo:paragraph-rsid="000d068c"/>
    </style:style>
    <style:style style:name="P19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12bc0" officeooo:paragraph-rsid="00112bc0"/>
    </style:style>
    <style:style style:name="P20" style:family="paragraph" style:parent-style-name="Standard" style:list-style-name="L1">
      <style:paragraph-properties fo:margin-top="0cm" fo:margin-bottom="0cm" style:contextual-spacing="false" fo:line-height="150%" fo:text-align="start" style:justify-single-word="false" style:writing-mode="lr-tb"/>
      <style:text-properties style:font-name="Times New Roman" officeooo:rsid="00151a14" officeooo:paragraph-rsid="00151a14"/>
    </style:style>
    <style:style style:name="P21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e6eba" officeooo:paragraph-rsid="000e6eba"/>
    </style:style>
    <style:style style:name="P2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327ef"/>
    </style:style>
    <style:style style:name="P23" style:family="paragraph" style:parent-style-name="Standard" style:list-style-name="L7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9f22e"/>
    </style:style>
    <style:style style:name="P24" style:family="paragraph" style:parent-style-name="Standard" style:list-style-name="L8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9f22e"/>
    </style:style>
    <style:style style:name="P2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8374c" officeooo:paragraph-rsid="0018374c"/>
    </style:style>
    <style:style style:name="P26" style:family="paragraph" style:parent-style-name="Standard" style:list-style-name="L9">
      <style:paragraph-properties fo:margin-top="0cm" fo:margin-bottom="0cm" style:contextual-spacing="false" fo:line-height="150%" fo:text-align="start" style:justify-single-word="false"/>
      <style:text-properties style:font-name="Times New Roman" officeooo:rsid="0018374c" officeooo:paragraph-rsid="0019f22e"/>
    </style:style>
    <style:style style:name="P2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a5922" officeooo:paragraph-rsid="001a5922"/>
    </style:style>
    <style:style style:name="T1" style:family="text">
      <style:text-properties officeooo:rsid="00085c9f"/>
    </style:style>
    <style:style style:name="T2" style:family="text">
      <style:text-properties officeooo:rsid="0009a2e7"/>
    </style:style>
    <style:style style:name="T3" style:family="text">
      <style:text-properties style:font-name="Times New Roman" officeooo:rsid="0009a2e7"/>
    </style:style>
    <style:style style:name="T4" style:family="text">
      <style:text-properties officeooo:rsid="000d068c"/>
    </style:style>
    <style:style style:name="T5" style:family="text">
      <style:text-properties officeooo:rsid="000f3c8d"/>
    </style:style>
    <style:style style:name="T6" style:family="text">
      <style:text-properties officeooo:rsid="00112bc0"/>
    </style:style>
    <style:style style:name="T7" style:family="text">
      <style:text-properties officeooo:rsid="00146366"/>
    </style:style>
    <style:style style:name="T8" style:family="text">
      <style:text-properties officeooo:rsid="00151a14"/>
    </style:style>
    <style:style style:name="T9" style:family="text">
      <style:text-properties officeooo:rsid="0019f22e"/>
    </style:style>
    <style:style style:name="T10" style:family="text">
      <style:text-properties officeooo:rsid="000e6eba"/>
    </style:style>
    <style:style style:name="T11" style:family="text">
      <style:text-properties officeooo:rsid="001a592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ice Discovery API</text:p>
      <text:p text:style-name="P1"/>
      <text:p text:style-name="P1"/>
      <text:list xml:id="list2637985242" text:style-name="L1">
        <text:list-item>
          <text:p text:style-name="P2">Version1:</text:p>
          <text:list>
            <text:list-item>
              <text:p text:style-name="P2">Base domain name:</text:p>
              <text:list>
                <text:list-item>
                  <text:p text:style-name="P2">Primary: api.domainName/v1/</text:p>
                </text:list-item>
                <text:list-item>
                  <text:p text:style-name="P2">Secondary: domainName/api/v1/ </text:p>
                </text:list-item>
              </text:list>
            </text:list-item>
            <text:list-item>
              <text:p text:style-name="P2">Parts:</text:p>
              <text:list>
                <text:list-item>
                  <text:p text:style-name="P2">Devices:</text:p>
                  <text:list>
                    <text:list-item>
                      <text:p text:style-name="P2">List of device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<text:span text:style-name="T1">list/</text:span>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GE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Specific device detail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&lt;string:slug&gt;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GE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Add device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add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POS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Edit devices:</text:p>
                      <text:list>
                        <text:list-item>
                          <text:p text:style-name="P2"><text:soft-page-break/>URL:</text:p>
                          <text:list>
                            <text:list-item>
                              <text:p text:style-name="P2">ApiBaseDomainName/devices/&lt;string:slug&gt;/edit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7">PATCH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Delete devices:</text:p>
                      <text:list>
                        <text:list-item>
                          <text:p text:style-name="P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ApiBaseDomainName/device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3751866544687" text:continue-list="list263798524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Methods:</text:p>
                          <text:list>
                            <text:list-item>
                              <text:p text:style-name="P2">DELETE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Check devices:</text:p>
                      <text:list>
                        <text:list-item>
                          <text:p text:style-name="P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ApiBaseDomainName/device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3750913293650" text:continue-list="list14375186654468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Method:</text:p>
                          <text:list>
                            <text:list-item>
                              <text:p text:style-name="P2">PATCH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Validator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Blogs:</text:p>
                  <text:list>
                    <text:list-item>
                      <text:p text:style-name="P12">List <text:span text:style-name="T2">of blogs</text:span>:</text:p>
                      <text:list>
                        <text:list-item>
                          <text:p text:style-name="P14">URL:</text:p>
                          <text:list>
                            <text:list-item>
                              <text:p text:style-name="P14">ApiBaseDomainName/blogs/list/</text:p>
                            </text:list-item>
                          </text:list>
                        </text:list-item>
                        <text:list-item>
                          <text:p text:style-name="P14">Method:</text:p>
                          <text:list>
                            <text:list-item>
                              <text:p text:style-name="P14">GET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14">Everyone has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Specific blogs details:</text:p>
                      <text:list>
                        <text:list-item>
                          <text:p text:style-name="P14"><text:soft-page-break/>URL:</text:p>
                          <text:list>
                            <text:list-item>
                              <text:p text:style-name="P7">ApiBaseDomainName/blogs/&lt;string:slug&gt;/</text:p>
                            </text:list-item>
                          </text:list>
                        </text:list-item>
                        <text:list-item>
                          <text:p text:style-name="P14">Method:</text:p>
                          <text:list>
                            <text:list-item>
                              <text:p text:style-name="P7">GET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7">Everyone has permission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Add blog:</text:p>
                      <text:list>
                        <text:list-item>
                          <text:p text:style-name="P14">URL:</text:p>
                          <text:list>
                            <text:list-item>
                              <text:p text:style-name="P7">ApiBaseDomainName/blogs/add/</text:p>
                            </text:list-item>
                          </text:list>
                        </text:list-item>
                        <text:list-item>
                          <text:p text:style-name="P14">Method:</text:p>
                          <text:list>
                            <text:list-item>
                              <text:p text:style-name="P7">POST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Edit blog:</text:p>
                      <text:list>
                        <text:list-item>
                          <text:p text:style-name="P14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ApiBaseDomainName/blogs/&lt;string:slug&gt;/edit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3751260533627" text:continue-list="list14375091329365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Method:</text:p>
                          <text:list>
                            <text:list-item>
                              <text:p text:style-name="P7">PATCH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Delete blog:</text:p>
                      <text:list>
                        <text:list-item>
                          <text:p text:style-name="P14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ApiBaseDomainName/blog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3750646660007" text:continue-list="list14375126053362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Method:</text:p>
                          <text:list>
                            <text:list-item>
                              <text:p text:style-name="P7">DELETE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Check blogs:</text:p>
                      <text:list>
                        <text:list-item>
                          <text:p text:style-name="P14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ApiBaseDomainName/blog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3750867477092" text:continue-list="list14375064666000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oft-page-break/>Method:</text:p>
                          <text:list>
                            <text:list-item>
                              <text:p text:style-name="P15">PATCH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17">validators</text:p>
                            </text:list-item>
                            <text:list-item>
                              <text:p text:style-name="P15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Reviews:</text:p>
                  <text:list>
                    <text:list-item>
                      <text:p text:style-name="P7">List of reviews: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list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GE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Specific review’s data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&lt;string:slug&gt;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GE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add review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add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Admin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edit review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&lt;string:slug&gt;/edit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PATCH</text:p>
                            </text:list-item>
                          </text:list>
                        </text:list-item>
                        <text:list-item>
                          <text:p text:style-name="P17"><text:soft-page-break/>Permissions:</text:p>
                          <text:list>
                            <text:list-item>
                              <text:p text:style-name="P17">admin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delete review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&lt;string:slug&gt;/delete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DELETE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admin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check review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&lt;string:slug&gt;/check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PATCH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validator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">User Interactions:</text:p>
                  <text:list>
                    <text:list-item>
                      <text:p text:style-name="P8">Compare devices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8">ApiBaseDomainName/interactions/Compare/&lt;string:slug1&gt;/&lt;string:slug2&gt;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8">GE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8">Everyone except guest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<text:span text:style-name="T4">Commenting</text:span>: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8">ApiBaseDomainName/interactions/comment/</text:p>
                            </text:list-item>
                          </text:list>
                        </text:list-item>
                        <text:list-item>
                          <text:p text:style-name="P17">Method<text:span text:style-name="T4">s</text:span>:</text:p>
                          <text:list>
                            <text:list-item>
                              <text:p text:style-name="P18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8"><text:soft-page-break/>Everyone except guest users can POST dat<text:span text:style-name="T6">a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<text:span text:style-name="T4">Reporting system</text:span>: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8">ApiBaseDomainName/interactions/reports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8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8">Everyone except guest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<text:span text:style-name="T7">List of all </text:span><text:span text:style-name="T8">names</text:span><text:span text:style-name="T7"> except blogs, and reviews</text:span>:</text:p>
                      <text:list>
                        <text:list-item>
                          <text:p text:style-name="P19">URL:</text:p>
                          <text:list>
                            <text:list-item>
                              <text:p text:style-name="P19">ApiBaseDomainName/interactions/<text:span text:style-name="T8">names</text:span>/</text:p>
                            </text:list-item>
                          </text:list>
                        </text:list-item>
                        <text:list-item>
                          <text:p text:style-name="P20">Method:</text:p>
                          <text:list>
                            <text:list-item>
                              <text:p text:style-name="P20">GET</text:p>
                            </text:list-item>
                          </text:list>
                        </text:list-item>
                        <text:list-item>
                          <text:p text:style-name="P20">Permissions:</text:p>
                          <text:list>
                            <text:list-item>
                              <text:p text:style-name="P20">Everyone has access to GET dat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Users:</text:p>
                  <text:list>
                    <text:list-item>
                      <text:p text:style-name="P21">Profile:</text:p>
                      <text:list>
                        <text:list-item>
                          <text:p text:style-name="P21">URL:</text:p>
                          <text:list>
                            <text:list-item>
                              <text:p text:style-name="P21">ApiBaseDomainName/accounts/profile/&lt;<text:span text:style-name="T5">string:username&gt;/</text:span></text:p>
                            </text:list-item>
                          </text:list>
                        </text:list-item>
                        <text:list-item>
                          <text:p text:style-name="P21">Methods:</text:p>
                          <text:list>
                            <text:list-item>
                              <text:p text:style-name="P21">GET</text:p>
                            </text:list-item>
                            <text:list-item>
                              <text:p text:style-name="P27">PUT</text:p>
                            </text:list-item>
                          </text:list>
                        </text:list-item>
                        <text:list-item>
                          <text:p text:style-name="P21">Permissions:</text:p>
                          <text:list>
                            <text:list-item>
                              <text:p text:style-name="P21">All logged in users can see profile(GET, <text:span text:style-name="T11">and PUT</text:span> data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sign-up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21">ApiBaseDomainName/accounts/sign-up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21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21">Everyone can sign-up in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ogin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21"><text:soft-page-break/>ApiBaseDomainName/accounts/login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21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21">Everyone can login to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ogout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21">ApiBaseDomainName/accounts/logout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21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21">Only logged in users can logout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delete account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21">ApiBaseDomainName/accounts/delete-account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21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21">Only logged in users can delete their accoun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Change password:</text:p>
                      <text:list>
                        <text:list-item>
                          <text:p text:style-name="P2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3">ApiBaseDomainName/accounts/change-password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3750678915120" text:continue-list="list14375086747709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2"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22">Permissions:</text:p>
                          <text:list>
                            <text:list-item>
                              <text:p text:style-name="P22">All logged in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<text:s/>Password recovery:</text:p>
                      <text:list>
                        <text:list-item>
                          <text:p text:style-name="P2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4">ApiBaseDomainName/accounts/password-recovery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3751428057834" text:continue-list="list14375067891512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2"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22">Permissions:</text:p>
                          <text:list>
                            <text:list-item>
                              <text:p text:style-name="P22">Everyone can recover their password</text:p>
                              <text:p text:style-name="P22"><text:soft-page-break/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<text:span text:style-name="T9">Password recovery verification</text:span>:</text:p>
                      <text:list>
                        <text:list-item>
                          <text:p text:style-name="P2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6">ApiBaseDomainName/accounts/password-recovery/<text:span text:style-name="T10">&lt;</text:span><text:span text:style-name="T9">string:email&gt;/</text:span>&lt;int:code&gt;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4375142805783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Method:</text:p>
                          <text:list>
                            <text:list-item>
                              <text:p text:style-name="P25">POST</text:p>
                            </text:list-item>
                          </text:list>
                        </text:list-item>
                        <text:list-item>
                          <text:p text:style-name="P25">Permissions:</text:p>
                          <text:list>
                            <text:list-item>
                              <text:p text:style-name="P25">Everyo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0:23:45.869000000</meta:creation-date>
    <dc:date>2024-12-11T14:37:49.863000000</dc:date>
    <meta:editing-duration>PT7H14M38S</meta:editing-duration>
    <meta:editing-cycles>20</meta:editing-cycles>
    <meta:generator>LibreOffice/7.6.0.3$Windows_X86_64 LibreOffice_project/69edd8b8ebc41d00b4de3915dc82f8f0fc3b6265</meta:generator>
    <meta:print-date>2024-12-11T13:47:42.040000000</meta:print-date>
    <meta:printed-by>PDF files</meta:printed-by>
    <meta:document-statistic meta:table-count="0" meta:image-count="0" meta:object-count="0" meta:page-count="8" meta:paragraph-count="235" meta:word-count="597" meta:character-count="3747" meta:non-whitespace-character-count="3616"/>
  </office:meta>
</office:document-meta>
</file>